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1.0pt"/>
    </style:style>
    <style:style style:name="P2" style:family="paragraph" style:parent-style-name="Standard">
      <style:paragraph-properties fo:text-align="end"/>
      <style:text-properties style:font-name="Times" fo:font-size="11.0pt"/>
    </style:style>
    <style:style style:name="P3" style:family="paragraph" style:parent-style-name="Standard">
      <style:text-properties style:font-name="Times" fo:font-size="10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<text:s/></text:p>
      <text:p text:style-name="P1"/>
      <text:p text:style-name="P1"/>
      <text:p text:style-name="P2"/>
      <text:p text:style-name="P2"/>
      <text:p text:style-name="P2">12. March 2014</text:p>
      <text:p text:style-name="P1">ORDER NOTIFICATION</text:p>
      <text:p text:style-name="P1"><text:span text:style-name="T1">Order Number: </text:span></text:p>
      <text:p text:style-name="P1">Order Placed: </text:p>
      <text:p text:style-name="P1">Customer:</text:p>
      <text:p text:style-name="P1">Contact Details:</text:p>
      <text:p text:style-name="P1"/>
      <text:p text:style-name="P1">Order Status:</text:p>
      <text:p text:style-name="P1"/>
      <text:p text:style-name="P1">Dear ,</text:p>
      <text:p text:style-name="P1"/>
      <text:p text:style-name="P1">Thank you for your order received on . The order status above indicates the history and progress of your order. You can review this order by visiting the Order Page.</text:p>
      <text:p text:style-name="P1"/>
      <text:p text:style-name="P1">If you have any problems or special requests relating to this order, please contact our</text:p>
      <text:p text:style-name="P1">customer relations staff at <text:a xlink:type="simple" xlink:href="mailto:customers-eo@sansa.org.za">customers-eo@sansa.org.za</text:a><text:s/>or 012 844 0386/0370.</text:p>
      <text:p text:style-name="P1"/>
      <text:p text:style-name="P1">Regards,</text:p>
      <text:p text:style-name="P1"/>
      <text:p text:style-name="P1">Pryaska Veramoothea</text:p>
      <text:p text:style-name="P1">The SANSA Earth Observation Team</text:p>
      <text:p text:style-name="P1"/>
      <text:p text:style-name="P1"/>
      <text:p text:style-name="P1"><text:span text:style-name="T1">Product List</text:span></text:p>
      <text:p text:style-name="P3">Click on active links for immediate download (note the file siz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Nicola Lourens</meta:initial-creator>
  </office:meta>
</office:document-meta>
</file>